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9" style:family="text">
      <style:text-properties fo:font-size="15.00pt" fo:font-weight="bold" fo:font-family="Comfortaa-Bold" style:font-family-asian="Comfortaa-Bold" style:font-family-complex="Comfortaa-Bold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174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177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180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183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186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191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192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193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194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195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00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03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06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09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12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17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18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19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20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21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22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23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28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31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34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37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40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45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46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47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48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49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50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51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56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59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62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65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68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73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74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75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76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77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78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279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84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87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90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93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96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3.00pt" fo:font-weight="bold" fo:font-family="Comfortaa-Bold" style:font-family-asian="Comfortaa-Bold" style:font-family-complex="Comfortaa-Bold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301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302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303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304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305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306" style:family="text">
      <style:text-properties fo:font-size="13.00pt" fo:font-weight="normal" fo:font-family="ArialMT" style:font-family-asian="ArialMT" style:font-family-complex="ArialMT" fo:background-color="transparent" style:use-window-font-color="true"/>
    </style:style>
    <style:style style:name="T307" style:family="text">
      <style:text-properties fo:font-size="13.00pt" fo:font-weight="normal" fo:font-family="Comfortaa-Regular" style:font-family-asian="Comfortaa-Regular" style:font-family-complex="Comfortaa-Regular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6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33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7" style:family="text">
      <style:text-properties fo:font-size="12.00pt" fo:font-weight="normal" fo:font-family="Arial" style:font-family-asian="Arial" style:font-family-complex="Arial" fo:background-color="transparent" fo:color="#0000ff"/>
    </style:style>
    <style:style style:name="T358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59" style:family="text">
      <style:text-properties fo:font-size="12.00pt" fo:font-weight="normal" fo:font-family="Arial" style:font-family-asian="Arial" style:font-family-complex="Arial" fo:background-color="transparent" fo:color="#0000ff"/>
    </style:style>
    <style:style style:name="T3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3" style:family="text">
      <style:text-properties fo:font-size="12.00pt" fo:font-weight="normal" fo:font-family="Arial" style:font-family-asian="Arial" style:font-family-complex="Arial" fo:background-color="transparent" fo:color="#0000ff"/>
    </style:style>
    <style:style style:name="T364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65" style:family="text">
      <style:text-properties fo:font-size="12.00pt" fo:font-weight="normal" fo:font-family="Arial" style:font-family-asian="Arial" style:font-family-complex="Arial" fo:background-color="transparent" fo:color="#0000ff"/>
    </style:style>
    <style:style style:name="T3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>
        <style:tab-stops>
          <style:tab-stop style:position="220.95pt" style:type="center"/>
          <style:tab-stop style:position="441.90pt" style:type="righ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>
        <style:tab-stops>
          <style:tab-stop style:position="220.95pt" style:type="center"/>
          <style:tab-stop style:position="441.90pt" style:type="right"/>
        </style:tab-stops>
      </style:paragraph-properties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>
        <style:tab-stops>
          <style:tab-stop style:position="220.95pt" style:type="center"/>
          <style:tab-stop style:position="441.90pt" style:type="righ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>
        <style:tab-stops>
          <style:tab-stop style:position="220.95pt" style:type="center"/>
          <style:tab-stop style:position="441.90pt" style:type="righ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justify" fo:margin-left="226.80pt" fo:text-indent="0.00pt"/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00.00%" fo:text-align="center"/>
    </style:style>
    <style:style style:name="P18" style:family="paragraph">
      <style:paragraph-properties fo:line-height="200.00%" fo:text-align="left" fo:margin-left="18.00pt" fo:text-indent="27.00pt"/>
    </style:style>
    <text:list-style style:name="L1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" style:family="paragraph">
      <style:paragraph-properties fo:line-height="200.00%" fo:text-align="left" fo:margin-left="-18.00pt" fo:text-indent="18.00pt"/>
    </style:style>
    <style:style style:name="P20" style:family="paragraph">
      <style:paragraph-properties fo:line-height="200.00%" fo:text-align="right" fo:margin-left="18.00pt" fo:text-indent="0.00pt"/>
    </style:style>
    <style:style style:name="P21" style:family="paragraph">
      <style:paragraph-properties fo:line-height="150.00%" fo:text-align="justify"/>
    </style:style>
    <style:style style:name="P22" style:family="paragraph">
      <style:paragraph-properties fo:line-height="150.00%" fo:text-align="justify" fo:margin-bottom="14.15pt"/>
    </style:style>
    <style:style style:name="P23" style:family="paragraph">
      <style:paragraph-properties fo:line-height="200.00%" fo:text-align="right" fo:margin-left="18.00pt" fo:text-indent="0.00pt"/>
    </style:style>
    <style:style style:name="P24" style:family="paragraph">
      <style:paragraph-properties fo:line-height="200.00%" fo:text-align="left" fo:margin-left="36.00pt" fo:text-indent="0.00pt"/>
    </style:style>
    <style:style style:name="P25" style:family="paragraph">
      <style:paragraph-properties fo:line-height="200.00%" fo:text-align="right" fo:margin-left="36.00pt" fo:text-indent="0.00pt"/>
    </style:style>
    <text:list-style style:name="L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" style:family="paragraph">
      <style:paragraph-properties fo:line-height="200.00%" fo:text-align="left" fo:margin-left="21.75pt" fo:text-indent="-21.75p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50.00%" fo:text-align="left" fo:margin-left="0.00pt" fo:text-indent="35.4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35.40pt" fo:text-indent="0.00pt"/>
    </style:style>
    <style:style style:name="P31" style:family="paragraph">
      <style:paragraph-properties fo:line-height="150.00%" fo:text-align="justify"/>
    </style:style>
    <style:style style:name="P32" style:family="paragraph">
      <style:paragraph-properties fo:line-height="150.00%" fo:text-align="justify" fo:margin-left="36.00pt" fo:text-indent="0.00pt"/>
    </style:style>
    <style:style style:name="P33" style:family="paragraph">
      <style:paragraph-properties fo:line-height="150.00%" fo:text-align="justify"/>
    </style:style>
    <style:style style:name="P34" style:family="paragraph">
      <style:paragraph-properties fo:line-height="150.00%" fo:text-align="justify" fo:margin-left="36.00pt" fo:text-indent="0.00pt"/>
    </style:style>
    <style:style style:name="P35" style:family="paragraph">
      <style:paragraph-properties fo:line-height="150.00%" fo:text-align="justify"/>
    </style:style>
    <style:style style:name="P36" style:family="paragraph">
      <style:paragraph-properties fo:line-height="150.00%" fo:text-align="justify" fo:margin-left="36.00pt" fo:text-indent="0.00pt"/>
    </style:style>
    <style:style style:name="P37" style:family="paragraph">
      <style:paragraph-properties fo:line-height="200.00%" fo:text-align="left" fo:margin-left="36.00pt" fo:text-indent="0.00pt"/>
    </style:style>
    <style:style style:name="P38" style:family="paragraph">
      <style:paragraph-properties fo:line-height="200.00%" fo:text-align="righ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200.00%" fo:text-align="right" fo:margin-left="36.00pt" fo:text-indent="0.00pt"/>
    </style:style>
    <style:style style:name="P41" style:family="paragraph">
      <style:paragraph-properties fo:line-height="150.00%" fo:text-align="justify"/>
    </style:style>
    <style:style style:name="P42" style:family="paragraph">
      <style:paragraph-properties fo:line-height="150.00%" fo:text-align="justify" fo:margin-bottom="14.15pt"/>
    </style:style>
    <style:style style:name="P43" style:family="paragraph">
      <style:paragraph-properties fo:line-height="150.00%" fo:text-align="justify" fo:margin-left="36.00pt" fo:text-indent="0.00pt"/>
    </style:style>
    <style:style style:name="P44" style:family="paragraph">
      <style:paragraph-properties fo:line-height="200.00%" fo:text-align="justify" fo:margin-left="36.00pt" fo:text-indent="0.00pt"/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50.00%" fo:text-align="justify"/>
    </style:style>
    <style:style style:name="P48" style:family="paragraph">
      <style:paragraph-properties fo:line-height="150.00%" fo:text-align="justify" fo:margin-bottom="14.15pt"/>
    </style:style>
    <style:style style:name="P49" style:family="paragraph">
      <style:paragraph-properties fo:line-height="200.00%" fo:text-align="justify"/>
    </style:style>
    <style:style style:name="P50" style:family="paragraph">
      <style:paragraph-properties fo:line-height="200.00%" fo:text-align="right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200.00%" fo:text-align="right"/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84.20pt"/>
          <style:tab-stop style:position="29.90pt"/>
          <style:tab-stop style:position="3399.90pt"/>
          <style:tab-stop style:position="421116.25pt" style:type="right"/>
          <style:tab-stop style:position="84.20pt"/>
          <style:tab-stop style:position="31.35pt"/>
          <style:tab-stop style:position="3399.90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84.20pt"/>
          <style:tab-stop style:position="29.90pt"/>
          <style:tab-stop style:position="3399.90pt"/>
          <style:tab-stop style:position="421116.25pt" style:type="right"/>
          <style:tab-stop style:position="84.20pt"/>
          <style:tab-stop style:position="31.35pt"/>
          <style:tab-stop style:position="3399.90pt"/>
        </style:tab-stops>
      </style:paragraph-properties>
    </style:style>
    <style:style style:name="P57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-5.40pt"/>
          <style:tab-stop style:position="29.90pt"/>
          <style:tab-stop style:position="3399.90pt"/>
          <style:tab-stop style:position="421116.25pt" style:type="right"/>
          <style:tab-stop style:position="-5.40pt"/>
          <style:tab-stop style:position="31.35pt"/>
          <style:tab-stop style:position="3399.90pt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-5.40pt"/>
          <style:tab-stop style:position="29.90pt"/>
          <style:tab-stop style:position="3399.90pt"/>
          <style:tab-stop style:position="421116.25pt" style:type="right"/>
          <style:tab-stop style:position="-5.40pt"/>
          <style:tab-stop style:position="31.35pt"/>
          <style:tab-stop style:position="3399.90p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-5.40pt"/>
          <style:tab-stop style:position="29.90pt"/>
          <style:tab-stop style:position="3399.90pt"/>
          <style:tab-stop style:position="421116.25pt" style:type="right"/>
          <style:tab-stop style:position="-5.40pt"/>
          <style:tab-stop style:position="31.35pt"/>
          <style:tab-stop style:position="3399.90pt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-5.40pt"/>
          <style:tab-stop style:position="29.90pt"/>
          <style:tab-stop style:position="3399.90pt"/>
          <style:tab-stop style:position="421116.25pt" style:type="right"/>
          <style:tab-stop style:position="-5.40pt"/>
          <style:tab-stop style:position="31.35pt"/>
          <style:tab-stop style:position="3399.90pt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-5.40pt"/>
          <style:tab-stop style:position="29.90pt"/>
          <style:tab-stop style:position="3399.90pt"/>
          <style:tab-stop style:position="421116.25pt" style:type="right"/>
          <style:tab-stop style:position="-5.40pt"/>
          <style:tab-stop style:position="31.35pt"/>
          <style:tab-stop style:position="3399.90pt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-5.40pt"/>
          <style:tab-stop style:position="29.90pt"/>
          <style:tab-stop style:position="3399.90pt"/>
          <style:tab-stop style:position="421116.25pt" style:type="right"/>
          <style:tab-stop style:position="-5.40pt"/>
          <style:tab-stop style:position="31.35pt"/>
          <style:tab-stop style:position="3399.90pt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-5.40pt"/>
          <style:tab-stop style:position="29.90pt"/>
          <style:tab-stop style:position="3399.90pt"/>
          <style:tab-stop style:position="421116.25pt" style:type="right"/>
          <style:tab-stop style:position="-5.40pt"/>
          <style:tab-stop style:position="31.35pt"/>
          <style:tab-stop style:position="3399.90pt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-5.40pt"/>
          <style:tab-stop style:position="29.90pt"/>
          <style:tab-stop style:position="3399.90pt"/>
          <style:tab-stop style:position="421116.25pt" style:type="right"/>
          <style:tab-stop style:position="-5.40pt"/>
          <style:tab-stop style:position="31.35pt"/>
          <style:tab-stop style:position="3399.90p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-5.40pt"/>
          <style:tab-stop style:position="29.90pt"/>
          <style:tab-stop style:position="3399.90pt"/>
          <style:tab-stop style:position="421116.25pt" style:type="right"/>
          <style:tab-stop style:position="-5.40pt"/>
          <style:tab-stop style:position="31.35pt"/>
          <style:tab-stop style:position="3399.90pt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center" fo:margin-left="5.40pt" fo:text-indent="-5.40pt">
        <style:tab-stops>
          <style:tab-stop style:position="128.80pt"/>
          <style:tab-stop style:position="3399.90pt"/>
          <style:tab-stop style:position="421116.25pt" style:type="right"/>
          <style:tab-stop style:position="-5.40pt"/>
          <style:tab-stop style:position="29.90pt"/>
          <style:tab-stop style:position="3399.90pt"/>
          <style:tab-stop style:position="421116.25pt" style:type="right"/>
          <style:tab-stop style:position="-5.40pt"/>
          <style:tab-stop style:position="31.35pt"/>
          <style:tab-stop style:position="3399.90pt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200.00%" fo:text-align="right"/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50.00%" fo:text-align="left" fo:margin-bottom="14.15pt"/>
    </style:style>
    <style:style style:name="P80" style:family="paragraph">
      <style:paragraph-properties fo:line-height="150.00%" fo:text-align="justify" fo:margin-bottom="14.15pt"/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left" fo:margin-left="36.00pt" fo:text-indent="0.00pt"/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left" fo:margin-left="36.00pt" fo:text-indent="0.00pt"/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36.00pt" fo:text-indent="0.00pt"/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 fo:margin-left="36.00pt" fo:text-indent="0.00pt"/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left" fo:margin-left="36.00pt" fo:text-indent="0.00pt"/>
    </style:style>
    <style:style style:name="P103" style:family="paragraph">
      <style:paragraph-properties fo:line-height="100.00%" fo:text-align="left" fo:margin-left="36.00pt" fo:text-indent="0.00pt"/>
    </style:style>
    <style:style style:name="P104" style:family="paragraph">
      <style:paragraph-properties fo:line-height="200.00%" fo:text-align="left" fo:margin-left="36.00pt" fo:text-indent="0.00pt"/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left"/>
    </style:style>
    <style:style style:name="P107" style:family="paragraph">
      <style:paragraph-properties fo:line-height="200.00%" fo:text-align="left"/>
    </style:style>
    <style:style style:name="P108" style:family="paragraph">
      <style:paragraph-properties fo:line-height="100.00%" fo:text-align="left"/>
    </style:style>
    <style:style style:name="P109" style:family="paragraph">
      <style:paragraph-properties fo:line-height="200.00%" fo:text-align="left"/>
    </style:style>
    <style:style style:name="P110" style:family="paragraph">
      <style:paragraph-properties fo:line-height="100.00%" fo:text-align="left"/>
    </style:style>
    <text:list-style style:name="L1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1" style:family="paragraph">
      <style:paragraph-properties fo:line-height="100.00%" fo:text-align="left" fo:margin-left="-18.00pt" fo:text-indent="18.00pt"/>
    </style:style>
    <style:style style:name="P112" style:family="paragraph">
      <style:paragraph-properties fo:line-height="150.00%" fo:text-align="justify" fo:margin-left="17.70pt" fo:text-indent="0.15pt"/>
    </style:style>
    <style:style style:name="P113" style:family="paragraph">
      <style:paragraph-properties fo:line-height="150.00%" fo:text-align="left"/>
    </style:style>
    <style:style style:name="P114" style:family="paragraph">
      <style:paragraph-properties fo:line-height="200.00%" fo:text-align="justify"/>
    </style:style>
    <style:style style:name="P115" style:family="paragraph">
      <style:paragraph-properties fo:line-height="100.00%" fo:text-align="justify"/>
    </style:style>
    <style:style style:name="P116" style:family="paragraph">
      <style:paragraph-properties fo:line-height="150.00%" fo:text-align="justify"/>
    </style:style>
    <style:style style:name="P117" style:family="paragraph">
      <style:paragraph-properties fo:line-height="100.00%" fo:text-align="justify"/>
    </style:style>
    <style:style style:name="P118" style:family="paragraph">
      <style:paragraph-properties fo:line-height="150.00%" fo:text-align="justify"/>
    </style:style>
    <style:style style:name="P119" style:family="paragraph">
      <style:paragraph-properties fo:line-height="100.00%" fo:text-align="justify"/>
    </style:style>
    <style:style style:name="P120" style:family="paragraph">
      <style:paragraph-properties fo:line-height="150.00%" fo:text-align="justify"/>
    </style:style>
    <style:style style:name="P121" style:family="paragraph">
      <style:paragraph-properties fo:line-height="100.00%" fo:text-align="justify"/>
    </style:style>
    <style:style style:name="P122" style:family="paragraph">
      <style:paragraph-properties fo:line-height="150.00%" fo:text-align="justify"/>
    </style:style>
    <style:style style:name="P123" style:family="paragraph">
      <style:paragraph-properties fo:line-height="100.00%" fo:text-align="justify"/>
    </style:style>
    <style:style style:name="P124" style:family="paragraph">
      <style:paragraph-properties fo:line-height="150.00%" fo:text-align="justify"/>
    </style:style>
    <style:style style:name="TableColumn0100" style:family="table-column">
      <style:table-column-properties style:column-width="1.863889in"/>
    </style:style>
    <style:style style:name="TableColumn0101" style:family="table-column">
      <style:table-column-properties style:column-width="0.490278in"/>
    </style:style>
    <style:style style:name="TableColumn0102" style:family="table-column">
      <style:table-column-properties style:column-width="0.510417in"/>
    </style:style>
    <style:style style:name="TableColumn0103" style:family="table-column">
      <style:table-column-properties style:column-width="0.510417in"/>
    </style:style>
    <style:style style:name="TableColumn0104" style:family="table-column">
      <style:table-column-properties style:column-width="0.520833in"/>
    </style:style>
    <style:style style:name="TableColumn0105" style:family="table-column">
      <style:table-column-properties style:column-width="0.552083in"/>
    </style:style>
    <style:style style:name="TableColumn0106" style:family="table-column">
      <style:table-column-properties style:column-width="0.583333in"/>
    </style:style>
    <style:style style:name="TableColumn0107" style:family="table-column">
      <style:table-column-properties style:column-width="0.561806in"/>
    </style:style>
    <style:style style:name="TableColumn0108" style:family="table-column">
      <style:table-column-properties style:column-width="0.500000in"/>
    </style:style>
    <style:style style:name="TableColumn0109" style:family="table-column">
      <style:table-column-properties style:column-width="0.530556in"/>
    </style:style>
    <style:style style:name="Table01" style:family="table">
      <style:table-properties style:width="6.623611in" fo:margin-left="0.000000in" style:writing-mode="lr" table:align="center" style:may-break-between-rows="true"/>
    </style:style>
    <style:style style:name="TableRow0100" style:family="table-row">
      <style:table-row-properties style:min-row-height="0.157639in"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6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7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8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9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6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7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8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9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6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7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8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9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6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7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8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9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6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7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8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9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6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7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8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9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6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7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8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9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6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7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8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9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6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7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8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9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9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9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903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904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905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906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907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908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909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COLÉGIO ESTADUAL PEDRO BOARETTO NETO - CEEP </text:span></text:p>
      <text:p text:style-name="P2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2"/></text:p>
      <text:p text:style-name="P5"><text:span text:style-name="T3">TECH STORE</text:span></text:p>
      <text:p text:style-name="P5"><text:span text:style-name="T3">IOKIO CAINÃ HIRAI ROCHA</text:span></text:p>
      <text:p text:style-name="P5"><text:span text:style-name="T3">MARINA NUNES NEVES</text:span></text:p>
      <text:p text:style-name="P5"><text:span text:style-name="T4"/></text:p>
      <text:p text:style-name="P6"><text:span text:style-name="T4"/></text:p>
      <text:p text:style-name="P7"><text:span text:style-name="T4"/></text:p>
      <text:p text:style-name="P7"><text:span text:style-name="T4"/></text:p>
      <text:p text:style-name="P8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1"><text:span text:style-name="T4"/></text:p>
      <text:p text:style-name="P12"><text:span text:style-name="T5">CASCAVEL</text:span></text:p>
      <text:p text:style-name="P12"><text:span text:style-name="T5">2024</text:span></text:p>
      <text:p text:style-name="P13"><text:span text:style-name="T6"/></text:p>
      <text:p text:style-name="P13"><text:span text:style-name="T6"/></text:p>
      <text:p text:style-name="P14"><text:span text:style-name="T7">IOKIO CAINÃ HIRAI ROCHA</text:span></text:p>
      <text:p text:style-name="P14"><text:span text:style-name="T7">MARINA NUNES NEVES</text:span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9">TECH STORE</text:span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5"><text:span text:style-name="T11">Projeto de conclusão de curso apresentado como requisito de aprovação no curso Técnico em Informática Integrado, Centro Estadual de Educação Profissional Pedro Boaretto Neto.</text:span></text:p>
      <text:p text:style-name="P15"><text:span text:style-name="T11">Orientadora: Anete Terezinha Trasel</text:span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7"><text:span text:style-name="T13">Cascavel</text:span></text:p>
      <text:p text:style-name="P17"><text:span text:style-name="T13">2024</text:span></text:p>
      <text:p text:style-name="P18"><text:span text:style-name="T14"/></text:p>
      <text:list text:style-name="L19">
        <text:list-item>
          <text:p text:style-name="P19"><text:span text:style-name="T15">INTRODUÇÃO<text:s text:c="15"/></text:span></text:p>
        </text:list-item>
      </text:list>
      <text:p text:style-name="P20"><text:span text:style-name="T16"/></text:p>
      <text:p text:style-name="P21"><text:span text:style-name="T17">Hoje em dia, a tecnologia está por toda parte, e mouses e teclados são super importantes para usar os computadores. O comércio online tem crescido bastante, e muita gente prefere comprar esses produtos pela internet.</text:span></text:p>
      <text:p text:style-name="P21"><text:span text:style-name="T18"/></text:p>
      <text:p text:style-name="P22"><text:span text:style-name="T19">Neste trabalho, a ideia é criar um site para vender mouses e teclados. Queremos fazer uma plataforma que seja fácil de usar, onde as pessoas consigam encontrar e comprar os produtos de forma rápida e segura. O foco da nossa pesquisa vai ser em como deixar o site mais amigável, com um visual legal e um processo de compra tranquilo.</text:span></text:p>
      <text:p text:style-name="P22"><text:span text:style-name="T19">Escolhemos esse tema porque a gente curte tecnologia e acha que comprar online pode facilitar a vida de todo mundo. Além disso, queremos colocar em prática tudo que aprendemos no curso de Análise e Desenvolvimento de Sistemas.</text:span></text:p>
      <text:p text:style-name="P22"><text:span text:style-name="T19">O que vamos estudar é o site em si: como ele funciona, como as pessoas navegam e fazem as compras. Vamos analisar o design, as opções de pagamento e como oferecer um bom suporte ao cliente.</text:span></text:p>
      <text:p text:style-name="P23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5"><text:span text:style-name="T21">4</text:span></text:p>
      <text:list text:style-name="L26">
        <text:list-item>
          <text:p text:style-name="P26"><text:span text:style-name="T22">OBJETIVOS<text:s text:c="5"/></text:span></text:p>
        </text:list-item>
      </text:list>
      <text:p text:style-name="P27"><text:span text:style-name="T23">2.1Objetivo Geral</text:span></text:p>
      <text:p text:style-name="P27"><text:span text:style-name="T24"><text:s text:c="6"/></text:span></text:p>
      <text:p text:style-name="P28"><text:span text:style-name="T25">Criar um site de vendas para mouses e teclados que seja fácil de usar e que ajude os consumidores a encontrar o que precisam.</text:span></text:p>
      <text:p text:style-name="P29"><text:span text:style-name="T26"><text:s text:c="2"/></text:span></text:p>
      <text:p text:style-name="P29"><text:span text:style-name="T27">2.2Objetivos Específicos </text:span></text:p>
      <text:p text:style-name="P29"><text:span text:style-name="T28"/></text:p>
      <text:p text:style-name="P30"><text:span text:style-name="T28"/></text:p>
      <text:p text:style-name="P31"><text:span text:style-name="T29">1.Exploratórios:</text:span></text:p>
      <text:p text:style-name="P32"><text:span text:style-name="T29"><text:tab/>•<text:tab/>Identificar o que os consumidores gostam em mouses e teclados, fazendo uma pesquisa simples.</text:span></text:p>
      <text:p text:style-name="P32"><text:span text:style-name="T29"><text:tab/>•<text:tab/>Levantar quais funcionalidades são mais importantes para os usuários.</text:span></text:p>
      <text:p text:style-name="P33"><text:span text:style-name="T29">2.Descritivos:</text:span></text:p>
      <text:p text:style-name="P34"><text:span text:style-name="T29"><text:tab/>•<text:tab/>Caracterizar os principais tipos de mouses e teclados que existem no mercado, incluindo preços e especificações.</text:span></text:p>
      <text:p text:style-name="P34"><text:span text:style-name="T29"><text:tab/>•<text:tab/>Descrever como é a experiência de compra online, desde navegar pelo site até finalizar a compra.</text:span></text:p>
      <text:p text:style-name="P35"><text:span text:style-name="T29">3.Explicativos:</text:span></text:p>
      <text:p text:style-name="P36"><text:span text:style-name="T29"><text:tab/>•<text:tab/>Analisar como é a usabilidade do site e se a navegação é tranquila.</text:span></text:p>
      <text:p text:style-name="P36"><text:span text:style-name="T29"><text:tab/>•<text:tab/>Avaliar como diferentes estratégias de marketing digital podem ajudar a transformar visitantes em compradores.</text:span></text:p>
      <text:p text:style-name="P36"><text:span text:style-name="T30"/></text:p>
      <text:p text:style-name="P36"><text:span text:style-name="T31">Esses objetivos ajudam a garantir que nosso site não só ofereça produtos, mas também proporcione uma boa experiência de compra.</text:span></text:p>
      <text:p text:style-name="P37"><text:span text:style-name="T32"/></text:p>
      <text:p text:style-name="P37"><text:span text:style-name="T32"/></text:p>
      <text:p text:style-name="P38"><text:span text:style-name="T33">5</text:span></text:p>
      <text:p text:style-name="P39"><text:span text:style-name="T34">3.JUSTIFICATIVA<text:s text:c="16"/></text:span></text:p>
      <text:p text:style-name="P40"><text:span text:style-name="T35"/></text:p>
      <text:p text:style-name="P41"><text:span text:style-name="T36">Decidimos criar um site para vender mouses e teclados por várias razões que fazem total sentido. Primeiro, a gente sabe que, com o aumento do home office e das atividades online, muita gente está em busca de bons equipamentos para melhorar a experiência no dia a dia. Um site bem feito pode ajudar essas pessoas a encontrarem o que precisam com facilidade.</text:span></text:p>
      <text:p text:style-name="P42"><text:span text:style-name="T36">Além disso, nossa pesquisa pode trazer contribuições legais. Ao desenvolver essa plataforma, queremos descobrir as melhores maneiras de tornar a compra mais simples e agradável. Isso vai além de resolver um problema prático; também pode ajudar a entender melhor como as pessoas se comportam ao comprar online.</text:span></text:p>
      <text:p text:style-name="P42"><text:span text:style-name="T36">Quando olhamos para o que já se sabe sobre o tema, percebemos que, apesar do crescimento do e-commerce, ainda há espaço para melhorias, especialmente na personalização da experiência e nas opções de pagamento. Nossa ideia é explorar essas áreas e, quem sabe, trazer novas soluções.</text:span></text:p>
      <text:p text:style-name="P42"><text:span text:style-name="T36">Por último, acreditamos que nosso projeto pode sugerir mudanças na forma como o comércio eletrônico funciona. Se conseguirmos criar um site que priorize a experiência do usuário e a segurança, isso pode inspirar outras empresas a fazerem o mesmo, beneficiando tanto os consumidores quanto o mercado.</text:span></text:p>
      <text:p text:style-name="P43"><text:span text:style-name="T37"><text:tab/></text:span></text:p>
      <text:p text:style-name="P44"><text:span text:style-name="T38"/></text:p>
      <text:p text:style-name="P45"><text:span text:style-name="T38"/></text:p>
      <text:p text:style-name="P45"><text:span text:style-name="T38"/></text:p>
      <text:p text:style-name="P45"><text:span text:style-name="T38"/></text:p>
      <text:p text:style-name="P45"><text:span text:style-name="T38"/></text:p>
      <text:p text:style-name="P46"><text:span text:style-name="T39">4. METODOLOGIA</text:span></text:p>
      <text:p text:style-name="P46"><text:span text:style-name="T39"><text:s text:c="17"/></text:span></text:p>
      <text:p text:style-name="P47"><text:span text:style-name="T40">Para desenvolver nosso site de vendas de mouses e teclados, vamos usar algumas abordagens práticas para entender melhor o que os usuários precisam e como podemos oferecer uma boa experiência de compra.</text:span></text:p>
      <text:p text:style-name="P48"><text:span text:style-name="T40">Primeiro, vamos fazer uma pesquisa online. Vamos explorar artigos, blogs e vídeos que falem sobre e-commerce e design de sites. Assim, conseguimos pegar boas ideias e entender as melhores práticas do mercado.</text:span></text:p>
      <text:p text:style-name="P48"><text:span text:style-name="T40">Além disso, vamos realizar uma pesquisa de campo pessoalmente. Queremos conversar com pessoas que compram mouses e teclados para saber quais são suas preferências e desafios ao comprar online. Vamos usar questionários para coletar essas informações de forma estruturada.</text:span></text:p>
      <text:p text:style-name="P48"><text:span text:style-name="T40">Para a coleta de dados, vamos criar um formulário com perguntas sobre a experiência de compra, o que elas buscam em um site e como preferem realizar os pagamentos. Esse feedback vai nos ajudar a entender melhor as necessidades dos consumidores.</text:span></text:p>
      <text:p text:style-name="P48"><text:span text:style-name="T40">Estamos também de olho em recursos online, como redes sociais e vídeos, que podem oferecer insights valiosos sobre o comportamento dos usuários e novas ideias para nosso projeto.</text:span></text:p>
      <text:p text:style-name="P49"><text:span text:style-name="T41"/></text:p>
      <text:p text:style-name="P50"><text:span text:style-name="T42">8</text:span></text:p>
      <text:p text:style-name="P51"><text:span text:style-name="T43">5. CRONOGRAMA<text:s text:c="3"/></text:span></text:p>
      <text:p text:style-name="P52"><text:span text:style-name="T44"/></text:p>
      <text:p text:style-name="P53"><text:span text:style-name="T45"><text:s/>CRONOGRAMA DE ATIVIDADES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column table:style-name="TableColumn0107"/>
        <table:table-column table:style-name="TableColumn0108"/>
        <table:table-column table:style-name="TableColumn0109"/>
        <table:table-row table:style-name="TableRow0100">
          <table:table-cell table:style-name="TableCell010000">
            <text:p text:style-name="P55"><text:span text:style-name="T47">Atividades</text:span><text:span text:style-name="T48"/></text:p>
          </table:table-cell>
          <table:table-cell table:style-name="TableCell010001">
            <text:p text:style-name="P55"><text:span text:style-name="T49">Abr</text:span><text:span text:style-name="T50"/></text:p>
          </table:table-cell>
          <table:table-cell table:style-name="TableCell010002">
            <text:p text:style-name="P55"><text:span text:style-name="T51">Mai</text:span><text:span text:style-name="T52"/></text:p>
          </table:table-cell>
          <table:table-cell table:style-name="TableCell010003">
            <text:p text:style-name="P55"><text:span text:style-name="T53">Jun</text:span><text:span text:style-name="T54"/></text:p>
          </table:table-cell>
          <table:table-cell table:style-name="TableCell010004">
            <text:p text:style-name="P55"><text:span text:style-name="T55">Jul</text:span><text:span text:style-name="T56"/></text:p>
          </table:table-cell>
          <table:table-cell table:style-name="TableCell010005">
            <text:p text:style-name="P55"><text:span text:style-name="T57">Ago</text:span><text:span text:style-name="T58"/></text:p>
          </table:table-cell>
          <table:table-cell table:style-name="TableCell010006">
            <text:p text:style-name="P55"><text:span text:style-name="T59">Set</text:span><text:span text:style-name="T60"/></text:p>
          </table:table-cell>
          <table:table-cell table:style-name="TableCell010007">
            <text:p text:style-name="P55"><text:span text:style-name="T61">Out</text:span><text:span text:style-name="T62"/></text:p>
          </table:table-cell>
          <table:table-cell table:style-name="TableCell010008">
            <text:p text:style-name="P55"><text:span text:style-name="T63">Nov</text:span><text:span text:style-name="T64"/></text:p>
          </table:table-cell>
          <table:table-cell table:style-name="TableCell010009">
            <text:p text:style-name="P55"><text:span text:style-name="T65">Dez</text:span><text:span text:style-name="T66"/></text:p>
          </table:table-cell>
        </table:table-row>
        <table:table-row table:style-name="TableRow0101">
          <table:table-cell table:style-name="TableCell010100">
            <text:p text:style-name="P58"><text:span text:style-name="T67">Referencial Teórico</text:span><text:span text:style-name="T68"/></text:p>
          </table:table-cell>
          <table:table-cell table:style-name="TableCell010101">
            <text:p text:style-name="P58"><text:span text:style-name="T69">x</text:span><text:span text:style-name="T70"/></text:p>
          </table:table-cell>
          <table:table-cell table:style-name="TableCell010102">
            <text:p text:style-name="P58"><text:span text:style-name="T71">x</text:span><text:span text:style-name="T72"/></text:p>
          </table:table-cell>
          <table:table-cell table:style-name="TableCell010103">
            <text:p text:style-name="P58"><text:span text:style-name="T73">x</text:span><text:span text:style-name="T74"/></text:p>
          </table:table-cell>
          <table:table-cell table:style-name="TableCell010104">
            <text:p text:style-name="P58"><text:span text:style-name="T75">x</text:span><text:span text:style-name="T76"/></text:p>
          </table:table-cell>
          <table:table-cell table:style-name="TableCell010105">
            <text:p text:style-name="P58"><text:span text:style-name="T77">x</text:span><text:span text:style-name="T78"/></text:p>
          </table:table-cell>
          <table:table-cell table:style-name="TableCell010106">
            <text:p text:style-name="P58"><text:span text:style-name="T79">x</text:span><text:span text:style-name="T80"/></text:p>
          </table:table-cell>
          <table:table-cell table:style-name="TableCell010107">
            <text:p text:style-name="P58"><text:span text:style-name="T81">x</text:span><text:span text:style-name="T82"/></text:p>
          </table:table-cell>
          <table:table-cell table:style-name="TableCell010108">
            <text:p text:style-name="P58"><text:span text:style-name="T83">x</text:span><text:span text:style-name="T84"/></text:p>
          </table:table-cell>
          <table:table-cell table:style-name="TableCell010109">
            <text:p text:style-name="P58"><text:span text:style-name="T85">x</text:span><text:span text:style-name="T86"/></text:p>
          </table:table-cell>
        </table:table-row>
        <table:table-row table:style-name="TableRow0102">
          <table:table-cell table:style-name="TableCell010200">
            <text:p text:style-name="P60"><text:span text:style-name="T87">Escolha do tema</text:span><text:span text:style-name="T88"/></text:p>
          </table:table-cell>
          <table:table-cell table:style-name="TableCell010201">
            <text:p text:style-name="P60"><text:span text:style-name="T89">x</text:span><text:span text:style-name="T90"/></text:p>
          </table:table-cell>
          <table:table-cell table:style-name="TableCell010202">
            <text:p text:style-name="P60"><text:span text:style-name="T90"/></text:p>
          </table:table-cell>
          <table:table-cell table:style-name="TableCell010203">
            <text:p text:style-name="P60"><text:span text:style-name="T90"/></text:p>
          </table:table-cell>
          <table:table-cell table:style-name="TableCell010204">
            <text:p text:style-name="P60"><text:span text:style-name="T90"/></text:p>
          </table:table-cell>
          <table:table-cell table:style-name="TableCell010205">
            <text:p text:style-name="P60"><text:span text:style-name="T90"/></text:p>
          </table:table-cell>
          <table:table-cell table:style-name="TableCell010206">
            <text:p text:style-name="P60"><text:span text:style-name="T90"/></text:p>
          </table:table-cell>
          <table:table-cell table:style-name="TableCell010207">
            <text:p text:style-name="P60"><text:span text:style-name="T90"/></text:p>
          </table:table-cell>
          <table:table-cell table:style-name="TableCell010208">
            <text:p text:style-name="P60"><text:span text:style-name="T90"/></text:p>
          </table:table-cell>
          <table:table-cell table:style-name="TableCell010209">
            <text:p text:style-name="P60"><text:span text:style-name="T90"/></text:p>
          </table:table-cell>
        </table:table-row>
        <table:table-row table:style-name="TableRow0103">
          <table:table-cell table:style-name="TableCell010300">
            <text:p text:style-name="P62"><text:span text:style-name="T91">Levantamento dos Requisitos</text:span><text:span text:style-name="T92"/></text:p>
          </table:table-cell>
          <table:table-cell table:style-name="TableCell010301">
            <text:p text:style-name="P62"><text:span text:style-name="T93">x</text:span><text:span text:style-name="T94"/></text:p>
          </table:table-cell>
          <table:table-cell table:style-name="TableCell010302">
            <text:p text:style-name="P62"><text:span text:style-name="T95">x</text:span><text:span text:style-name="T96"/></text:p>
          </table:table-cell>
          <table:table-cell table:style-name="TableCell010303">
            <text:p text:style-name="P62"><text:span text:style-name="T97">x</text:span><text:span text:style-name="T98"/></text:p>
          </table:table-cell>
          <table:table-cell table:style-name="TableCell010304">
            <text:p text:style-name="P62"><text:span text:style-name="T99">x</text:span><text:span text:style-name="T100"/></text:p>
          </table:table-cell>
          <table:table-cell table:style-name="TableCell010305">
            <text:p text:style-name="P62"><text:span text:style-name="T101">x</text:span><text:span text:style-name="T102"/></text:p>
          </table:table-cell>
          <table:table-cell table:style-name="TableCell010306">
            <text:p text:style-name="P62"><text:span text:style-name="T103">x</text:span><text:span text:style-name="T104"/></text:p>
          </table:table-cell>
          <table:table-cell table:style-name="TableCell010307">
            <text:p text:style-name="P62"><text:span text:style-name="T104"/></text:p>
          </table:table-cell>
          <table:table-cell table:style-name="TableCell010308">
            <text:p text:style-name="P62"><text:span text:style-name="T104"/></text:p>
          </table:table-cell>
          <table:table-cell table:style-name="TableCell010309">
            <text:p text:style-name="P62"><text:span text:style-name="T104"/></text:p>
          </table:table-cell>
        </table:table-row>
        <table:table-row table:style-name="TableRow0104">
          <table:table-cell table:style-name="TableCell010400">
            <text:p text:style-name="P64"><text:span text:style-name="T105">Introdução<text:s text:c="2"/>e entrega do referencial teórico</text:span><text:span text:style-name="T106"/></text:p>
          </table:table-cell>
          <table:table-cell table:style-name="TableCell010401">
            <text:p text:style-name="P64"><text:span text:style-name="T106"/></text:p>
          </table:table-cell>
          <table:table-cell table:style-name="TableCell010402">
            <text:p text:style-name="P64"><text:span text:style-name="T106"/></text:p>
          </table:table-cell>
          <table:table-cell table:style-name="TableCell010403">
            <text:p text:style-name="P64"><text:span text:style-name="T107">x</text:span><text:span text:style-name="T108"/></text:p>
          </table:table-cell>
          <table:table-cell table:style-name="TableCell010404">
            <text:p text:style-name="P64"><text:span text:style-name="T109">x</text:span><text:span text:style-name="T110"/></text:p>
          </table:table-cell>
          <table:table-cell table:style-name="TableCell010405">
            <text:p text:style-name="P64"><text:span text:style-name="T111">x</text:span><text:span text:style-name="T112"/></text:p>
          </table:table-cell>
          <table:table-cell table:style-name="TableCell010406">
            <text:p text:style-name="P64"><text:span text:style-name="T113">x</text:span><text:span text:style-name="T114"/></text:p>
          </table:table-cell>
          <table:table-cell table:style-name="TableCell010407">
            <text:p text:style-name="P64"><text:span text:style-name="T114"/></text:p>
          </table:table-cell>
          <table:table-cell table:style-name="TableCell010408">
            <text:p text:style-name="P64"><text:span text:style-name="T114"/></text:p>
          </table:table-cell>
          <table:table-cell table:style-name="TableCell010409">
            <text:p text:style-name="P64"><text:span text:style-name="T114"/></text:p>
          </table:table-cell>
        </table:table-row>
        <table:table-row table:style-name="TableRow0105">
          <table:table-cell table:style-name="TableCell010500">
            <text:p text:style-name="P66"><text:span text:style-name="T115">Modelagem</text:span><text:span text:style-name="T116"/></text:p>
          </table:table-cell>
          <table:table-cell table:style-name="TableCell010501">
            <text:p text:style-name="P66"><text:span text:style-name="T116"/></text:p>
          </table:table-cell>
          <table:table-cell table:style-name="TableCell010502">
            <text:p text:style-name="P66"><text:span text:style-name="T117">x</text:span><text:span text:style-name="T118"/></text:p>
          </table:table-cell>
          <table:table-cell table:style-name="TableCell010503">
            <text:p text:style-name="P66"><text:span text:style-name="T119">x</text:span><text:span text:style-name="T120"/></text:p>
          </table:table-cell>
          <table:table-cell table:style-name="TableCell010504">
            <text:p text:style-name="P66"><text:span text:style-name="T121">x</text:span><text:span text:style-name="T122"/></text:p>
          </table:table-cell>
          <table:table-cell table:style-name="TableCell010505">
            <text:p text:style-name="P66"><text:span text:style-name="T123">x</text:span><text:span text:style-name="T124"/></text:p>
          </table:table-cell>
          <table:table-cell table:style-name="TableCell010506">
            <text:p text:style-name="P66"><text:span text:style-name="T125">x</text:span><text:span text:style-name="T126"/></text:p>
          </table:table-cell>
          <table:table-cell table:style-name="TableCell010507">
            <text:p text:style-name="P66"><text:span text:style-name="T127">x</text:span><text:span text:style-name="T128"/></text:p>
          </table:table-cell>
          <table:table-cell table:style-name="TableCell010508">
            <text:p text:style-name="P66"><text:span text:style-name="T129">x</text:span><text:span text:style-name="T130"/></text:p>
          </table:table-cell>
          <table:table-cell table:style-name="TableCell010509">
            <text:p text:style-name="P66"><text:span text:style-name="T130"/></text:p>
          </table:table-cell>
        </table:table-row>
        <table:table-row table:style-name="TableRow0106">
          <table:table-cell table:style-name="TableCell010600">
            <text:p text:style-name="P68"><text:span text:style-name="T131">Conclusão</text:span><text:span text:style-name="T132"/></text:p>
          </table:table-cell>
          <table:table-cell table:style-name="TableCell010601">
            <text:p text:style-name="P68"><text:span text:style-name="T132"/></text:p>
          </table:table-cell>
          <table:table-cell table:style-name="TableCell010602">
            <text:p text:style-name="P68"><text:span text:style-name="T132"/></text:p>
          </table:table-cell>
          <table:table-cell table:style-name="TableCell010603">
            <text:p text:style-name="P68"><text:span text:style-name="T132"/></text:p>
          </table:table-cell>
          <table:table-cell table:style-name="TableCell010604">
            <text:p text:style-name="P68"><text:span text:style-name="T132"/></text:p>
          </table:table-cell>
          <table:table-cell table:style-name="TableCell010605">
            <text:p text:style-name="P68"><text:span text:style-name="T132"/></text:p>
          </table:table-cell>
          <table:table-cell table:style-name="TableCell010606">
            <text:p text:style-name="P68"><text:span text:style-name="T133">x</text:span><text:span text:style-name="T134"/></text:p>
          </table:table-cell>
          <table:table-cell table:style-name="TableCell010607">
            <text:p text:style-name="P68"><text:span text:style-name="T135">x</text:span><text:span text:style-name="T136"/></text:p>
          </table:table-cell>
          <table:table-cell table:style-name="TableCell010608">
            <text:p text:style-name="P68"><text:span text:style-name="T137">x</text:span><text:span text:style-name="T138"/></text:p>
          </table:table-cell>
          <table:table-cell table:style-name="TableCell010609">
            <text:p text:style-name="P68"><text:span text:style-name="T139">x</text:span><text:span text:style-name="T140"/></text:p>
          </table:table-cell>
        </table:table-row>
        <table:table-row table:style-name="TableRow0107">
          <table:table-cell table:style-name="TableCell010700">
            <text:p text:style-name="P70"><text:span text:style-name="T141">Entrega da versão para apresentação na Expoceep</text:span><text:span text:style-name="T142"/></text:p>
          </table:table-cell>
          <table:table-cell table:style-name="TableCell010701">
            <text:p text:style-name="P70"><text:span text:style-name="T142"/></text:p>
          </table:table-cell>
          <table:table-cell table:style-name="TableCell010702">
            <text:p text:style-name="P70"><text:span text:style-name="T142"/></text:p>
          </table:table-cell>
          <table:table-cell table:style-name="TableCell010703">
            <text:p text:style-name="P70"><text:span text:style-name="T142"/></text:p>
          </table:table-cell>
          <table:table-cell table:style-name="TableCell010704">
            <text:p text:style-name="P70"><text:span text:style-name="T142"/></text:p>
          </table:table-cell>
          <table:table-cell table:style-name="TableCell010705">
            <text:p text:style-name="P70"><text:span text:style-name="T142"/></text:p>
          </table:table-cell>
          <table:table-cell table:style-name="TableCell010706">
            <text:p text:style-name="P70"><text:span text:style-name="T142"/></text:p>
          </table:table-cell>
          <table:table-cell table:style-name="TableCell010707">
            <text:p text:style-name="P70"><text:span text:style-name="T143">x</text:span><text:span text:style-name="T144"/></text:p>
          </table:table-cell>
          <table:table-cell table:style-name="TableCell010708">
            <text:p text:style-name="P70"><text:span text:style-name="T145">x</text:span><text:span text:style-name="T146"/></text:p>
          </table:table-cell>
          <table:table-cell table:style-name="TableCell010709">
            <text:p text:style-name="P70"><text:span text:style-name="T147">x</text:span><text:span text:style-name="T148"/></text:p>
          </table:table-cell>
        </table:table-row>
        <table:table-row table:style-name="TableRow0108">
          <table:table-cell table:style-name="TableCell010800">
            <text:p text:style-name="P72"><text:span text:style-name="T149">Expoceep</text:span><text:span text:style-name="T150"/></text:p>
          </table:table-cell>
          <table:table-cell table:style-name="TableCell010801">
            <text:p text:style-name="P72"><text:span text:style-name="T150"/></text:p>
          </table:table-cell>
          <table:table-cell table:style-name="TableCell010802">
            <text:p text:style-name="P72"><text:span text:style-name="T150"/></text:p>
          </table:table-cell>
          <table:table-cell table:style-name="TableCell010803">
            <text:p text:style-name="P72"><text:span text:style-name="T150"/></text:p>
          </table:table-cell>
          <table:table-cell table:style-name="TableCell010804">
            <text:p text:style-name="P72"><text:span text:style-name="T150"/></text:p>
          </table:table-cell>
          <table:table-cell table:style-name="TableCell010805">
            <text:p text:style-name="P72"><text:span text:style-name="T150"/></text:p>
          </table:table-cell>
          <table:table-cell table:style-name="TableCell010806">
            <text:p text:style-name="P72"><text:span text:style-name="T150"/></text:p>
          </table:table-cell>
          <table:table-cell table:style-name="TableCell010807">
            <text:p text:style-name="P72"><text:span text:style-name="T151">x</text:span><text:span text:style-name="T152"/></text:p>
          </table:table-cell>
          <table:table-cell table:style-name="TableCell010808">
            <text:p text:style-name="P72"><text:span text:style-name="T152"/></text:p>
          </table:table-cell>
          <table:table-cell table:style-name="TableCell010809">
            <text:p text:style-name="P72"><text:span text:style-name="T152"/></text:p>
          </table:table-cell>
        </table:table-row>
        <table:table-row table:style-name="TableRow0109">
          <table:table-cell table:style-name="TableCell010900">
            <text:p text:style-name="P74"><text:span text:style-name="T153">Entrega com complementaçãoversão final</text:span></text:p>
            <text:p text:style-name="P74"><text:span text:style-name="T153">Corrigida</text:span><text:span text:style-name="T154"/></text:p>
          </table:table-cell>
          <table:table-cell table:style-name="TableCell010901">
            <text:p text:style-name="P74"><text:span text:style-name="T154"/></text:p>
          </table:table-cell>
          <table:table-cell table:style-name="TableCell010902">
            <text:p text:style-name="P74"><text:span text:style-name="T154"/></text:p>
          </table:table-cell>
          <table:table-cell table:style-name="TableCell010903">
            <text:p text:style-name="P74"><text:span text:style-name="T154"/></text:p>
          </table:table-cell>
          <table:table-cell table:style-name="TableCell010904">
            <text:p text:style-name="P74"><text:span text:style-name="T154"/></text:p>
          </table:table-cell>
          <table:table-cell table:style-name="TableCell010905">
            <text:p text:style-name="P74"><text:span text:style-name="T154"/></text:p>
          </table:table-cell>
          <table:table-cell table:style-name="TableCell010906">
            <text:p text:style-name="P74"><text:span text:style-name="T154"/></text:p>
          </table:table-cell>
          <table:table-cell table:style-name="TableCell010907">
            <text:p text:style-name="P74"><text:span text:style-name="T155">x</text:span><text:span text:style-name="T156"/></text:p>
          </table:table-cell>
          <table:table-cell table:style-name="TableCell010908">
            <text:p text:style-name="P74"><text:span text:style-name="T157">x</text:span><text:span text:style-name="T158"/></text:p>
          </table:table-cell>
          <table:table-cell table:style-name="TableCell010909">
            <text:p text:style-name="P74"><text:span text:style-name="T158"/></text:p>
          </table:table-cell>
        </table:table-row>
      </table:table>
      <text:p text:style-name="P76"><text:span text:style-name="T158"/></text:p>
      <text:p text:style-name="P77"><text:span text:style-name="T159">9</text:span></text:p>
      <text:p text:style-name="P78"><text:span text:style-name="T160">6.DESENVOLVIMENTO DO PROJETO</text:span></text:p>
      <text:p text:style-name="P78"><text:span text:style-name="T161"/></text:p>
      <text:p text:style-name="P78"><text:span text:style-name="T162">6.1 Ciclo de Vida</text:span></text:p>
      <text:p text:style-name="P78"><text:span text:style-name="T163"/></text:p>
      <text:p text:style-name="P79"><text:span text:style-name="T164">Conceito de Ciclo de Vida Espiral</text:span></text:p>
      <text:p text:style-name="P80"><text:span text:style-name="T165">O Ciclo de Vida Espiral é um modelo de desenvolvimento de software que combina elementos dos modelos em cascata e iterativo, com um foco especial na gestão de riscos. Ele foi proposto por Barry Boehm em 1986 e é caracterizado por ciclos repetitivos de planejamento, análise de riscos, engenharia e avaliação. Cada ciclo do espiral representa uma fase do projeto, onde os requisitos são refinados e o software é desenvolvido de forma incremental. Em cada volta da espiral, o projeto é revisitado e os riscos são identificados, analisados e mitigados, permitindo que o desenvolvimento seja ajustado conforme necessário antes de avançar para o próximo ciclo. Esse modelo é especialmente útil para projetos grandes e complexos, onde os requisitos podem mudar ao longo do tempo.</text:span></text:p>
      <text:p text:style-name="P81"><text:span text:style-name="T166">6.2 Requisitos Funcionais e Não-Funcionais</text:span></text:p>
      <text:p text:style-name="P81"><text:span text:style-name="T167"/></text:p>
      <text:p text:style-name="P82"><text:span text:style-name="T168"><text:s text:c="5"/></text:span><text:span text:style-name="T169">Documentação dos Requisitos Funcionais:</text:span></text:p>
      <text:p text:style-name="P82"><text:span text:style-name="T170"/></text:p>
      <text:p text:style-name="P82"><text:span text:style-name="T171">Requisito 1: Manter Cliente</text:span></text:p>
      <text:p text:style-name="P82"><text:span text:style-name="T172"/></text:p>
      <text:p text:style-name="P83"><text:span text:style-name="T173">Nome do Requisito:<text:s/></text:span><text:span text:style-name="T174">Manter Cliente</text:span></text:p>
      <text:p text:style-name="P83"><text:span text:style-name="T175"/></text:p>
      <text:p text:style-name="P83"><text:span text:style-name="T176">Descrição:<text:s/></text:span><text:span text:style-name="T177">Neste requisito, o administrador terá a capacidade de</text:span></text:p>
      <text:p text:style-name="P83"><text:span text:style-name="T177">realizar operações CRUD (Criar, Ler, Atualizar e Excluir) para</text:span></text:p>
      <text:p text:style-name="P83"><text:span text:style-name="T177">gerenciar tanto produtos quanto usuários. Isso inclui a criação,</text:span></text:p>
      <text:p text:style-name="P83"><text:span text:style-name="T177">visualização, atualização e remoção de registros de produtos e</text:span></text:p>
      <text:p text:style-name="P83"><text:span text:style-name="T177">usuários no sistema.</text:span></text:p>
      <text:p text:style-name="P83"><text:span text:style-name="T178"/></text:p>
      <text:p text:style-name="P83"><text:span text:style-name="T179">Prioridade:<text:s/></text:span><text:span text:style-name="T180">Alta</text:span></text:p>
      <text:p text:style-name="P83"><text:span text:style-name="T181"/></text:p>
      <text:p text:style-name="P83"><text:span text:style-name="T182">Dependências:<text:s/></text:span><text:span text:style-name="T183">Este requisito exige que o cliente tenha se</text:span></text:p>
      <text:p text:style-name="P83"><text:span text:style-name="T183">cadastrado no site; somente então o administrador poderá</text:span></text:p>
      <text:p text:style-name="P83"><text:span text:style-name="T183">visualizar e gerenciar os dados do cliente no banco de dados.</text:span></text:p>
      <text:p text:style-name="P83"><text:span text:style-name="T184"/></text:p>
      <text:p text:style-name="P83"><text:span text:style-name="T185">Regra de Negócio:<text:s/></text:span><text:span text:style-name="T186">Somente o administrador pode criar, ler,</text:span></text:p>
      <text:p text:style-name="P83"><text:span text:style-name="T186">atualizar e apagar produtos e pessoas no sistema. Todas as</text:span></text:p>
      <text:p text:style-name="P83"><text:span text:style-name="T186">ações realizadas pelo administrador devem ser registradas para</text:span></text:p>
      <text:p text:style-name="P83"><text:span text:style-name="T186">fins de auditoria e segurança.</text:span></text:p>
      <text:p text:style-name="P83"><text:span text:style-name="T187"/></text:p>
      <text:p text:style-name="P84"><text:span text:style-name="T188">Critérios de Aceitação:</text:span></text:p>
      <text:p text:style-name="P84"><text:span text:style-name="T189"/></text:p>
      <text:p text:style-name="P85"><text:span text:style-name="T190">●<text:s/></text:span><text:span text:style-name="T191">O administrador deve conseguir criar, ler, atualizar e apagar</text:span></text:p>
      <text:p text:style-name="P85"><text:span text:style-name="T191">produtos e usuários no sistema sem dificuldades.</text:span></text:p>
      <text:p text:style-name="P85"><text:span text:style-name="T192">●<text:s/></text:span><text:span text:style-name="T193">Somente o administrador deve ter acesso às</text:span></text:p>
      <text:p text:style-name="P85"><text:span text:style-name="T193">funcionalidades de CRUD para produtos e usuários.</text:span></text:p>
      <text:p text:style-name="P85"><text:span text:style-name="T194">●<text:s/></text:span><text:span text:style-name="T195">O sistema deve garantir que as ações do administrador</text:span></text:p>
      <text:p text:style-name="P85"><text:span text:style-name="T195">sejam executadas com sucesso, e mensagens de erro, se</text:span></text:p>
      <text:p text:style-name="P85"><text:span text:style-name="T195">houver, devem ser úteis e informativas.</text:span></text:p>
      <text:p text:style-name="P86"><text:span text:style-name="T196"/></text:p>
      <text:p text:style-name="P87"><text:span text:style-name="T197">Requisito 2: Cadastrar Produto</text:span></text:p>
      <text:p text:style-name="P87"><text:span text:style-name="T198"/></text:p>
      <text:p text:style-name="P88"><text:span text:style-name="T199">Nome do Requisito:<text:s/></text:span><text:span text:style-name="T200">Cadastrar Produto</text:span></text:p>
      <text:p text:style-name="P88"><text:span text:style-name="T201"/></text:p>
      <text:p text:style-name="P88"><text:span text:style-name="T202">Descrição:<text:s/></text:span><text:span text:style-name="T203">Este requisito permite ao administrador cadastrar</text:span></text:p>
      <text:p text:style-name="P88"><text:span text:style-name="T203">novos produtos no sistema. O administrador deve preencher</text:span></text:p>
      <text:p text:style-name="P88"><text:span text:style-name="T203">informações detalhadas sobre o produto, como nome, descrição,</text:span></text:p>
      <text:p text:style-name="P88"><text:span text:style-name="T203">preço e quantidade disponível.</text:span></text:p>
      <text:p text:style-name="P88"><text:span text:style-name="T204"/></text:p>
      <text:p text:style-name="P88"><text:span text:style-name="T205">Prioridade:<text:s/></text:span><text:span text:style-name="T206">Alta</text:span></text:p>
      <text:p text:style-name="P88"><text:span text:style-name="T207"/></text:p>
      <text:p text:style-name="P88"><text:span text:style-name="T208">Dependências:<text:s/></text:span><text:span text:style-name="T209">Este requisito requer que o administrador esteja</text:span></text:p>
      <text:p text:style-name="P88"><text:span text:style-name="T209">autenticado no sistema para realizar o cadastro do produto.</text:span></text:p>
      <text:p text:style-name="P88"><text:span text:style-name="T210"/></text:p>
      <text:p text:style-name="P88"><text:span text:style-name="T211">Regra de Negócio:<text:s/></text:span><text:span text:style-name="T212">Somente administradores podem cadastrar</text:span></text:p>
      <text:p text:style-name="P88"><text:span text:style-name="T212">novos produtos. O sistema deve validar as informações fornecidas</text:span></text:p>
      <text:p text:style-name="P88"><text:span text:style-name="T212">para garantir que estão completas e corretas antes de salvar o</text:span></text:p>
      <text:p text:style-name="P88"><text:span text:style-name="T212">produto no banco de dados.</text:span></text:p>
      <text:p text:style-name="P88"><text:span text:style-name="T213"/></text:p>
      <text:p text:style-name="P89"><text:span text:style-name="T214">Critérios de Aceitação:</text:span></text:p>
      <text:p text:style-name="P89"><text:span text:style-name="T215"/></text:p>
      <text:p text:style-name="P90"><text:span text:style-name="T216">●<text:s/></text:span><text:span text:style-name="T217">O administrador deve conseguir adicionar novos produtos</text:span></text:p>
      <text:p text:style-name="P90"><text:span text:style-name="T217">com informações completas.</text:span></text:p>
      <text:p text:style-name="P90"><text:span text:style-name="T218">●<text:s/></text:span><text:span text:style-name="T219">O sistema deve verificar a validade das informações (por</text:span></text:p>
      <text:p text:style-name="P90"><text:span text:style-name="T219">exemplo, preço deve ser um número positivo).</text:span></text:p>
      <text:p text:style-name="P90"><text:span text:style-name="T220">●<text:s/></text:span><text:span text:style-name="T221">Mensagens de erro claras devem ser exibidas em caso de</text:span></text:p>
      <text:p text:style-name="P90"><text:span text:style-name="T221">falhas na validação das informações.</text:span></text:p>
      <text:p text:style-name="P90"><text:span text:style-name="T222">●<text:s/></text:span><text:span text:style-name="T223">Após o cadastro, o produto deve aparecer na lista de</text:span></text:p>
      <text:p text:style-name="P90"><text:span text:style-name="T223">produtos disponíveis no sistema.</text:span></text:p>
      <text:p text:style-name="P90"><text:span text:style-name="T224"/></text:p>
      <text:p text:style-name="P91"><text:span text:style-name="T225">Requisito 3: Fazer Login</text:span></text:p>
      <text:p text:style-name="P91"><text:span text:style-name="T226"/></text:p>
      <text:p text:style-name="P92"><text:span text:style-name="T227">Nome do Requisito:<text:s/></text:span><text:span text:style-name="T228">Fazer Login</text:span></text:p>
      <text:p text:style-name="P92"><text:span text:style-name="T229"/></text:p>
      <text:p text:style-name="P92"><text:span text:style-name="T230">Descrição:<text:s/></text:span><text:span text:style-name="T231">Este requisito permite que usuários (administradores e</text:span></text:p>
      <text:p text:style-name="P92"><text:span text:style-name="T231">clientes) façam login no sistema usando suas credenciais (nome</text:span></text:p>
      <text:p text:style-name="P92"><text:span text:style-name="T231">de usuário e senha). O sistema deve autenticar as credenciais e</text:span></text:p>
      <text:p text:style-name="P92"><text:span text:style-name="T231">fornecer acesso adequado com base no perfil do usuário.</text:span></text:p>
      <text:p text:style-name="P92"><text:span text:style-name="T232"/></text:p>
      <text:p text:style-name="P92"><text:span text:style-name="T233">Prioridade:<text:s/></text:span><text:span text:style-name="T234">Alta</text:span></text:p>
      <text:p text:style-name="P92"><text:span text:style-name="T235"/></text:p>
      <text:p text:style-name="P92"><text:span text:style-name="T236">Dependências:<text:s/></text:span><text:span text:style-name="T237">Este requisito depende da existência de um</text:span></text:p>
      <text:p text:style-name="P92"><text:span text:style-name="T237">sistema de autenticação e do registro de credenciais válidas para</text:span></text:p>
      <text:p text:style-name="P92"><text:span text:style-name="T237">os usuários.</text:span></text:p>
      <text:p text:style-name="P92"><text:span text:style-name="T238"/></text:p>
      <text:p text:style-name="P92"><text:span text:style-name="T239">Regra de Negócio:<text:s/></text:span><text:span text:style-name="T240">A autenticação deve ser segura, e as senhas</text:span></text:p>
      <text:p text:style-name="P92"><text:span text:style-name="T240">devem ser armazenadas e transmitidas de forma criptografada.</text:span></text:p>
      <text:p text:style-name="P92"><text:span text:style-name="T240">Usuários só devem acessar funcionalidades apropriadas ao seu</text:span></text:p>
      <text:p text:style-name="P92"><text:span text:style-name="T240">perfil após o login bem-sucedido.</text:span></text:p>
      <text:p text:style-name="P92"><text:span text:style-name="T241"/></text:p>
      <text:p text:style-name="P93"><text:span text:style-name="T242">Critérios de Aceitação:</text:span></text:p>
      <text:p text:style-name="P93"><text:span text:style-name="T243"/></text:p>
      <text:p text:style-name="P94"><text:span text:style-name="T244">●<text:s/></text:span><text:span text:style-name="T245">O sistema deve permitir que usuários façam login com</text:span></text:p>
      <text:p text:style-name="P94"><text:span text:style-name="T245">credenciais válidas.</text:span></text:p>
      <text:p text:style-name="P94"><text:span text:style-name="T246">●<text:s/></text:span><text:span text:style-name="T247">O sistema deve rejeitar credenciais inválidas e exibir</text:span></text:p>
      <text:p text:style-name="P94"><text:span text:style-name="T247">mensagens de erro apropriadas.</text:span></text:p>
      <text:p text:style-name="P94"><text:span text:style-name="T248">●<text:s/></text:span><text:span text:style-name="T249">Após o login, o sistema deve redirecionar o usuário para a</text:span></text:p>
      <text:p text:style-name="P94"><text:span text:style-name="T249">página ou funcionalidade apropriada com base em seu</text:span></text:p>
      <text:p text:style-name="P94"><text:span text:style-name="T249">perfil (administrador ou cliente).</text:span></text:p>
      <text:p text:style-name="P94"><text:span text:style-name="T250">●<text:s/></text:span><text:span text:style-name="T251">A senha deve ser criptografada e nunca deve ser</text:span></text:p>
      <text:p text:style-name="P94"><text:span text:style-name="T251">armazenada em texto claro.</text:span></text:p>
      <text:p text:style-name="P94"><text:span text:style-name="T252"/></text:p>
      <text:p text:style-name="P95"><text:span text:style-name="T253">Requisito 4: Fazer Pedido</text:span></text:p>
      <text:p text:style-name="P95"><text:span text:style-name="T254"/></text:p>
      <text:p text:style-name="P96"><text:span text:style-name="T255">Nome do Requisito:<text:s/></text:span><text:span text:style-name="T256">Fazer Pedido</text:span></text:p>
      <text:p text:style-name="P96"><text:span text:style-name="T257"/></text:p>
      <text:p text:style-name="P96"><text:span text:style-name="T258">Descrição:<text:s/></text:span><text:span text:style-name="T259">Este requisito permite que clientes selecionem</text:span></text:p>
      <text:p text:style-name="P96"><text:span text:style-name="T259">produtos e façam pedidos no sistema. O cliente deve ser capaz de</text:span></text:p>
      <text:p text:style-name="P96"><text:span text:style-name="T259">adicionar produtos ao carrinho, revisar o pedido e finalizar a</text:span></text:p>
      <text:p text:style-name="P96"><text:span text:style-name="T259">compra fornecendo informações de pagamento e endereço de</text:span></text:p>
      <text:p text:style-name="P96"><text:span text:style-name="T259">entrega.</text:span></text:p>
      <text:p text:style-name="P96"><text:span text:style-name="T260"/></text:p>
      <text:p text:style-name="P96"><text:span text:style-name="T261">Prioridade:<text:s/></text:span><text:span text:style-name="T262">Alta</text:span></text:p>
      <text:p text:style-name="P96"><text:span text:style-name="T263"/></text:p>
      <text:p text:style-name="P96"><text:span text:style-name="T264">Dependências:<text:s/></text:span><text:span text:style-name="T265">Este requisito exige que o cliente esteja</text:span></text:p>
      <text:p text:style-name="P96"><text:span text:style-name="T265">autenticado e tenha produtos disponíveis em estoque.</text:span></text:p>
      <text:p text:style-name="P96"><text:span text:style-name="T266"/></text:p>
      <text:p text:style-name="P96"><text:span text:style-name="T267">Regra de Negócio:<text:s/></text:span><text:span text:style-name="T268">O sistema deve garantir que os produtos</text:span></text:p>
      <text:p text:style-name="P96"><text:span text:style-name="T268">estejam em estoque antes de permitir a finalização do pedido.</text:span></text:p>
      <text:p text:style-name="P96"><text:span text:style-name="T268">Após a confirmação do pedido, o sistema deve gerar uma</text:span></text:p>
      <text:p text:style-name="P96"><text:span text:style-name="T268">confirmação e atualizar o estoque.</text:span></text:p>
      <text:p text:style-name="P96"><text:span text:style-name="T269"/></text:p>
      <text:p text:style-name="P97"><text:span text:style-name="T270">Critérios de Aceitação:</text:span></text:p>
      <text:p text:style-name="P97"><text:span text:style-name="T271"/></text:p>
      <text:p text:style-name="P98"><text:span text:style-name="T272">●<text:s/></text:span><text:span text:style-name="T273">O cliente deve conseguir adicionar produtos ao carrinho e</text:span></text:p>
      <text:p text:style-name="P98"><text:span text:style-name="T273">revisar o pedido antes de finalizar.</text:span></text:p>
      <text:p text:style-name="P98"><text:span text:style-name="T274">●<text:s/></text:span><text:span text:style-name="T275">O sistema deve verificar a disponibilidade dos produtos em</text:span></text:p>
      <text:p text:style-name="P98"><text:span text:style-name="T275">estoque antes de permitir a finalização do pedido.</text:span></text:p>
      <text:p text:style-name="P98"><text:span text:style-name="T276">●<text:s/></text:span><text:span text:style-name="T277">O sistema deve processar o pagamento e fornecer uma</text:span></text:p>
      <text:p text:style-name="P98"><text:span text:style-name="T277">confirmação do pedido ao cliente.</text:span></text:p>
      <text:p text:style-name="P98"><text:span text:style-name="T278">●<text:s/></text:span><text:span text:style-name="T279">Mensagens de erro e confirmações devem ser claras e</text:span></text:p>
      <text:p text:style-name="P98"><text:span text:style-name="T279">informativas.</text:span></text:p>
      <text:p text:style-name="P98"><text:span text:style-name="T280"/></text:p>
      <text:p text:style-name="P99"><text:span text:style-name="T281">Requisito 5: Fazer Pagamento</text:span></text:p>
      <text:p text:style-name="P99"><text:span text:style-name="T282"/></text:p>
      <text:p text:style-name="P100"><text:span text:style-name="T283">Nome do Requisito:<text:s/></text:span><text:span text:style-name="T284">Fazer Pagamento</text:span></text:p>
      <text:p text:style-name="P100"><text:span text:style-name="T285"/></text:p>
      <text:p text:style-name="P100"><text:span text:style-name="T286">Descrição:<text:s/></text:span><text:span text:style-name="T287">Este requisito permite que clientes realizem o</text:span></text:p>
      <text:p text:style-name="P100"><text:span text:style-name="T287">pagamento de seus pedidos através de diferentes métodos de</text:span></text:p>
      <text:p text:style-name="P100"><text:span text:style-name="T287">pagamento disponíveis (como cartões de crédito, débito, ou</text:span></text:p>
      <text:p text:style-name="P100"><text:span text:style-name="T287">outras opções). O sistema deve processar o pagamento e</text:span></text:p>
      <text:p text:style-name="P100"><text:span text:style-name="T287">atualizar o status do pedido de acordo.</text:span></text:p>
      <text:p text:style-name="P100"><text:span text:style-name="T288"/></text:p>
      <text:p text:style-name="P100"><text:span text:style-name="T289">Prioridade:<text:s/></text:span><text:span text:style-name="T290">Alta</text:span></text:p>
      <text:p text:style-name="P100"><text:span text:style-name="T291"/></text:p>
      <text:p text:style-name="P100"><text:span text:style-name="T292">Dependências:<text:s/></text:span><text:span text:style-name="T293">Este requisito depende da integração com um</text:span></text:p>
      <text:p text:style-name="P100"><text:span text:style-name="T293">gateway de pagamento e da autenticação do cliente.</text:span></text:p>
      <text:p text:style-name="P100"><text:span text:style-name="T294"/></text:p>
      <text:p text:style-name="P100"><text:span text:style-name="T295">Regra de Negócio:<text:s/></text:span><text:span text:style-name="T296">O sistema deve assegurar que os dados do</text:span></text:p>
      <text:p text:style-name="P100"><text:span text:style-name="T296">pagamento sejam transmitidos de forma segura e que o</text:span></text:p>
      <text:p text:style-name="P100"><text:span text:style-name="T296">pagamento seja processado com sucesso antes de atualizar o</text:span></text:p>
      <text:p text:style-name="P100"><text:span text:style-name="T296">status do pedido.</text:span></text:p>
      <text:p text:style-name="P100"><text:span text:style-name="T297"/></text:p>
      <text:p text:style-name="P101"><text:span text:style-name="T298">Critérios de Aceitação:</text:span></text:p>
      <text:p text:style-name="P102"><text:span text:style-name="T299"/></text:p>
      <text:p text:style-name="P103"><text:span text:style-name="T300">●<text:s/></text:span><text:span text:style-name="T301">O cliente deve poder escolher o método de pagamento e</text:span></text:p>
      <text:p text:style-name="P103"><text:span text:style-name="T301">inserir os dados necessários.</text:span></text:p>
      <text:p text:style-name="P103"><text:span text:style-name="T302">●<text:s/></text:span><text:span text:style-name="T303">O sistema deve processar o pagamento e atualizar o status</text:span></text:p>
      <text:p text:style-name="P103"><text:span text:style-name="T303">do pedido apenas se o pagamento for aprovado.</text:span></text:p>
      <text:p text:style-name="P103"><text:span text:style-name="T304">●<text:s/></text:span><text:span text:style-name="T305">O sistema deve exibir uma confirmação de pagamento</text:span></text:p>
      <text:p text:style-name="P103"><text:span text:style-name="T305">bem-sucedido e enviar um recibo ao cliente.</text:span></text:p>
      <text:p text:style-name="P103"><text:span text:style-name="T306">●<text:s/></text:span><text:span text:style-name="T307">Em caso de falha no pagamento, o sistema deve informar o</text:span></text:p>
      <text:p text:style-name="P103"><text:span text:style-name="T307">cliente com uma mensagem de erro apropriada e permitir</text:span></text:p>
      <text:p text:style-name="P104"><text:span text:style-name="T307">que ele tente novamente ou escolha um método alternativo.</text:span></text:p>
      <text:p text:style-name="P105"><text:span text:style-name="T308"/></text:p>
      <text:p text:style-name="P106"><text:span text:style-name="T309">6.3 Dicionário de Dados<text:s text:c="2"/>e modelo lógico</text:span></text:p>
      <text:p text:style-name="P106"><text:span text:style-name="T309"/></text:p>
      <text:p text:style-name="P106"><draw:frame text:anchor-type="as-char" svg:width="152.40mm" svg:height="125.15mm" style:rel-width="scale" style:rel-height="scale"><draw:object-ole xlink:href="OleObj1"/><draw:image xlink:href="ObjectReplacements/OleObj1"/></draw:frame><text:span text:style-name="T309"/></text:p>
      <text:p text:style-name="P106"><text:span text:style-name="T309"/></text:p>
      <text:p text:style-name="P106"><text:span text:style-name="T309"/></text:p>
      <text:p text:style-name="P106"><draw:frame text:anchor-type="as-char" svg:width="152.40mm" svg:height="54.77mm" style:rel-width="scale" style:rel-height="scale"><draw:object-ole xlink:href="OleObj2"/><draw:image xlink:href="ObjectReplacements/OleObj2"/></draw:frame><text:span text:style-name="T309"/></text:p>
      <text:p text:style-name="P106"><text:span text:style-name="T309"/></text:p>
      <text:p text:style-name="P106"><draw:frame text:anchor-type="as-char" svg:width="152.40mm" svg:height="61.12mm" style:rel-width="scale" style:rel-height="scale"><draw:object-ole xlink:href="OleObj3"/><draw:image xlink:href="ObjectReplacements/OleObj3"/></draw:frame><text:span text:style-name="T310"/></text:p>
      <text:p text:style-name="P106"><text:span text:style-name="T311"/></text:p>
      <text:p text:style-name="P106"><text:span text:style-name="T311"/></text:p>
      <text:p text:style-name="P106"><text:span text:style-name="T312">6.4 Diagrama de Caso de Uso</text:span></text:p>
      <text:p text:style-name="P106"><text:span text:style-name="T313"/></text:p>
      <text:p text:style-name="P107"><text:span text:style-name="T314"><text:s text:c="4"/>6.4.1 Cenário</text:span></text:p>
      <text:p text:style-name="P108"><draw:frame text:anchor-type="as-char" svg:width="129.12mm" svg:height="100.01mm" style:rel-width="scale" style:rel-height="scale"><draw:object-ole xlink:href="OleObj4"/><draw:image xlink:href="ObjectReplacements/OleObj4"/></draw:frame><text:span text:style-name="T315"/></text:p>
      <text:p text:style-name="P109"><text:span text:style-name="T315"/></text:p>
      <text:p text:style-name="P110"><text:span text:style-name="T315"/></text:p>
      <text:p text:style-name="P110"><text:span text:style-name="T316">6.5 Diagrama de Classe</text:span></text:p>
      <text:p text:style-name="P110"><text:span text:style-name="T317"/></text:p>
      <text:p text:style-name="P110"><draw:frame text:anchor-type="as-char" svg:width="131.50mm" svg:height="91.28mm" style:rel-width="scale" style:rel-height="scale"><draw:object-ole xlink:href="OleObj5"/><draw:image xlink:href="ObjectReplacements/OleObj5"/></draw:frame><text:span text:style-name="T317"/></text:p>
      <text:p text:style-name="P110"><text:span text:style-name="T317"/></text:p>
      <text:p text:style-name="P110"><text:span text:style-name="T317"/></text:p>
      <text:p text:style-name="P110"><text:span text:style-name="T318">6.6 Diagrama de Sequencia</text:span></text:p>
      <text:p text:style-name="P110"><text:span text:style-name="T319"/></text:p>
      <text:p text:style-name="P110"><draw:frame text:anchor-type="as-char" svg:width="126.74mm" svg:height="75.94mm" style:rel-width="scale" style:rel-height="scale"><draw:object-ole xlink:href="OleObj6"/><draw:image xlink:href="ObjectReplacements/OleObj6"/></draw:frame><text:span text:style-name="T319"/></text:p>
      <text:p text:style-name="P110"><text:span text:style-name="T319"/></text:p>
      <text:p text:style-name="P110"><text:span text:style-name="T319"/></text:p>
      <text:p text:style-name="P110"><draw:frame text:anchor-type="as-char" svg:width="128.32mm" svg:height="73.82mm" style:rel-width="scale" style:rel-height="scale"><draw:object-ole xlink:href="OleObj7"/><draw:image xlink:href="ObjectReplacements/OleObj7"/></draw:frame><text:span text:style-name="T319"/></text:p>
      <text:p text:style-name="P110"><text:span text:style-name="T319"/></text:p>
      <text:p text:style-name="P110"><text:span text:style-name="T319"/></text:p>
      <text:p text:style-name="P110"><text:span text:style-name="T320">6.7 Diagrama de Atividades</text:span></text:p>
      <text:p text:style-name="P110"><text:span text:style-name="T321"/></text:p>
      <text:p text:style-name="P110"><text:span text:style-name="T322">6.8 Diagrama de Colaboração</text:span></text:p>
      <text:p text:style-name="P110"><text:span text:style-name="T323"/></text:p>
      <text:p text:style-name="P110"><text:span text:style-name="T324">6.9 Diagrama de Estado</text:span></text:p>
      <text:p text:style-name="P110"><text:span text:style-name="T325"/></text:p>
      <text:p text:style-name="P110"><draw:frame text:anchor-type="as-char" svg:width="141.70mm" svg:height="120.53mm" style:rel-width="scale" style:rel-height="scale"><draw:object-ole xlink:href="OleObj8"/><draw:image xlink:href="ObjectReplacements/OleObj8"/></draw:frame><text:span text:style-name="T325"/></text:p>
      <text:p text:style-name="P110"><text:span text:style-name="T325"/></text:p>
      <text:p text:style-name="P110"><text:span text:style-name="T325"/></text:p>
      <text:p text:style-name="P110"><text:span text:style-name="T325"/></text:p>
      <text:p text:style-name="P110"><text:span text:style-name="T326">7. TELAS</text:span></text:p>
      <text:p text:style-name="P110"><draw:frame text:anchor-type="as-char" svg:width="152.40mm" svg:height="70.11mm" style:rel-width="scale" style:rel-height="scale"><draw:object-ole xlink:href="OleObj9"/><draw:image xlink:href="ObjectReplacements/OleObj9"/></draw:frame><text:span text:style-name="T326"/></text:p>
      <text:p text:style-name="P110"><text:span text:style-name="T326"/></text:p>
      <text:p text:style-name="P110"><draw:frame text:anchor-type="as-char" svg:width="152.40mm" svg:height="72.50mm" style:rel-width="scale" style:rel-height="scale"><draw:object-ole xlink:href="OleObj10"/><draw:image xlink:href="ObjectReplacements/OleObj10"/></draw:frame><text:span text:style-name="T326"/></text:p>
      <text:p text:style-name="P110"><text:span text:style-name="T326"/></text:p>
      <text:p text:style-name="P110"><draw:frame text:anchor-type="as-char" svg:width="152.40mm" svg:height="70.38mm" style:rel-width="scale" style:rel-height="scale"><draw:object-ole xlink:href="OleObj11"/><draw:image xlink:href="ObjectReplacements/OleObj11"/></draw:frame><text:span text:style-name="T326"/></text:p>
      <text:p text:style-name="P110"><draw:frame text:anchor-type="as-char" svg:width="152.40mm" svg:height="76.46mm" style:rel-width="scale" style:rel-height="scale"><draw:object-ole xlink:href="OleObj12"/><draw:image xlink:href="ObjectReplacements/OleObj12"/></draw:frame><text:span text:style-name="T326"/></text:p>
      <text:p text:style-name="P110"><text:span text:style-name="T326"/></text:p>
      <text:p text:style-name="P110"><text:span text:style-name="T327"/></text:p>
      <text:p text:style-name="P110"><text:span text:style-name="T328">8. CONCLUSÃO</text:span></text:p>
      <text:p text:style-name="P110"><text:span text:style-name="T328"/></text:p>
      <text:p text:style-name="P110"><text:span text:style-name="T328">Em um mercado cada vez mais digital, a criação de um e-commerce especializado em teclados e mouses se apresenta como uma oportunidade promissora. Com a crescente demanda por produtos de qualidade e a valorização da personalização, nossa plataforma visa oferecer uma experiência única aos consumidores, aliando variedade, qualidade e um atendimento excepcional. Ao focar em nichos específicos, como gamers e profissionais de design, e ao investir em estratégias de marketing digital, estamos bem posicionados para atender às necessidades de um público diversificado e exigente. Com um compromisso contínuo com a inovação e a satisfação do cliente, estamos confiantes de que nosso e-commerce se tornará uma referência no setor, proporcionando não apenas produtos, mas também uma comunidade apaixonada pela tecnologia.</text:span></text:p>
      <text:p text:style-name="P110"><text:span text:style-name="T329"/></text:p>
      <text:p text:style-name="P110"><text:span text:style-name="T330">9.BIBLIOGRAFIA</text:span></text:p>
      <text:p text:style-name="P110"><text:span text:style-name="T331"/></text:p>
      <text:list text:style-name="L111">
        <text:list-item>
          <text:p text:style-name="P111"><text:span text:style-name="T332">Acessado em:22/02/2018, Site:http://www.adonai.eti.br/wordpress/2014/01/modelos-de-ciclo-de-vida-de-software </text:span></text:p>
        </text:list-item>
        <text:list-item>
          <text:p text:style-name="P112"><text:span text:style-name="T333">A bibliografia utilizada no desenvolvimento do projeto de pesquisa ( pode incluir aqueles que ainda serão consultados para sua pesquisa).</text:span></text:p>
        </text:list-item>
        <text:list-item>
          <text:p text:style-name="P112"><text:span text:style-name="T333">A bibliografia básica (todo material coletado sobre o tema:<text:s text:c="2"/>livros, artigos, monografias, material da internet, etc.)</text:span></text:p>
        </text:list-item>
        <text:list-item>
          <text:p text:style-name="P112"><text:span text:style-name="T333">As referências bibliográficas deverão ser feitas de acordo com as regras da<text:s/></text:span><text:span text:style-name="T334">ABNT<text:s text:c="2"/>NBR 6023/2002.<text:s/></text:span><text:span text:style-name="T335">Atenção para a ordem alfabética.</text:span></text:p>
        </text:list-item>
        <text:list-item>
          <text:p text:style-name="P112"><text:span text:style-name="T335">Na bibliografia final listar em ordem alfabética todas as fontes consultadas, independente de serem de tipos diferentes.<text:s text:c="2"/>Apenas a<text:s text:c="2"/>título de exemplo, a seguir, veja como citar alguns dos tipos de fontes mais comuns :</text:span></text:p>
        </text:list-item>
      </text:list>
      <text:p text:style-name="P113"><text:span text:style-name="T335">Livros:</text:span></text:p>
      <text:p text:style-name="P114"><text:span text:style-name="T335">GIL, Antonio Carlos</text:span><text:span text:style-name="T336">.<text:s/></text:span><text:span text:style-name="T337">Como elaborar projetos de pesquisa</text:span><text:span text:style-name="T338">. 2. ed. SP: Atlas, 1991.</text:span></text:p>
      <text:p text:style-name="P115"><text:span text:style-name="T338">LAKATOS, Eva e Marconi, Marina.<text:s/></text:span><text:span text:style-name="T339">Metodologia do Trabalho Científico</text:span><text:span text:style-name="T340">. SP : Atlas, 1992.</text:span></text:p>
      <text:p text:style-name="P115"><text:span text:style-name="T341"/></text:p>
      <text:p text:style-name="P115"><text:span text:style-name="T342">RUIZ, João Álvaro.<text:s/></text:span><text:span text:style-name="T343">Metodologia Científica:<text:s/></text:span><text:span text:style-name="T344">guia para eficiência nos estudos. 4. ed. SP: Atlas, 1996.</text:span></text:p>
      <text:p text:style-name="P116"><text:span text:style-name="T345"/></text:p>
      <text:p text:style-name="P117"><text:span text:style-name="T346">Artigos de revistas:</text:span></text:p>
      <text:p text:style-name="P117"><text:span text:style-name="T347">AS 500 maiores empresas do Brasil.<text:s/></text:span><text:span text:style-name="T348">Conjuntura Econômica.</text:span><text:span text:style-name="T349"><text:s/>Rio de Janeiro. v.38, n. 9, set.1984. Edição Especial.</text:span></text:p>
      <text:p text:style-name="P118"><text:span text:style-name="T350"/></text:p>
      <text:p text:style-name="P119"><text:span text:style-name="T351">TOURINHO NETO, F. C. Dano ambiental.<text:s/></text:span><text:span text:style-name="T352">Consulex.</text:span><text:span text:style-name="T353"><text:s/>Brasília, DF, ano 1, n. 1, p. 18-23, fev. 1997.</text:span></text:p>
      <text:p text:style-name="P120"><text:span text:style-name="T354"/></text:p>
      <text:p text:style-name="P121"><text:span text:style-name="T355">Material da Internet</text:span></text:p>
      <text:p text:style-name="P121"><text:span text:style-name="T356">SÃO PAULO. (Estado). Secretaria do Meio Ambiente. Tratados e organizações ambientais em matéria de meio ambiente. In: Entendendo o meio ambiente. São Paulo,1999. v. 1. Disponível em:<text:s/></text:span><text:span text:style-name="T357">&lt;</text:span><text:a xlink:href="http://www.bdt.org.br/sma/entendendo/atual.htm"><text:span text:style-name="T358">http://www.bdt.org.br/sma/entendendo/atual.htm</text:span></text:a><text:span text:style-name="T359">&gt;</text:span><text:span text:style-name="T360"><text:s/>. Acesso em : 8 mar.1999.</text:span></text:p>
      <text:p text:style-name="P122"><text:span text:style-name="T361"/></text:p>
      <text:p text:style-name="P123"><text:span text:style-name="T362">SILVA, M.M.L. Crimes da era digital. NET, Rio de Janeiro, nov.1998.Seção Ponto de Vista. Disponível em<text:s/></text:span><text:span text:style-name="T363">&lt;</text:span><text:a xlink:href="http://www.brasilnet.com.br/contexts/brasilrevistas.htm"><text:span text:style-name="T364">http://www.brasilnet.com.br/contexts/brasilrevistas.htm</text:span></text:a><text:span text:style-name="T365">&gt;</text:span><text:span text:style-name="T366"><text:s/>Acesso em: 28 nov.1998.</text:span></text:p>
      <text:p text:style-name="P124"><text:span text:style-name="T366"><text:tab/><text:tab/><text:tab/><text:tab/><text:tab/><text:tab/><text:tab/><text:tab/><text:tab/><text:s text:c="4"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